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4.77mm"/>
    </style:style>
    <style:style style:name="co6" style:family="table-column">
      <style:table-column-properties fo:break-before="auto" style:column-width="22.6mm"/>
    </style:style>
    <style:style style:name="co7" style:family="table-column">
      <style:table-column-properties fo:break-before="auto" style:column-width="21.41mm"/>
    </style:style>
    <style:style style:name="co8" style:family="table-column">
      <style:table-column-properties fo:break-before="auto" style:column-width="32.03mm"/>
    </style:style>
    <style:style style:name="co9" style:family="table-column">
      <style:table-column-properties fo:break-before="auto" style:column-width="26.41mm"/>
    </style:style>
    <style:style style:name="co10" style:family="table-column">
      <style:table-column-properties fo:break-before="auto" style:column-width="38.66mm"/>
    </style:style>
    <style:style style:name="co11" style:family="table-column">
      <style:table-column-properties fo:break-before="auto" style:column-width="24.24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0.5mm"/>
    </style:style>
    <style:style style:name="co14" style:family="table-column">
      <style:table-column-properties fo:break-before="auto" style:column-width="31.0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font-name="Calibri" style:font-name-asian="Droid Sans Fallback" style:font-name-complex="Calibri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1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1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1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order="0.06pt solid #000000" style:rotation-align="none"/>
    </style:style>
    <style:style style:name="ce22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eld2014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2" table:default-cell-style-name="ce4"/>
        <table:table-row table:style-name="ro1">
          <table:table-cell table:style-name="ce1" office:value-type="string" calcext:value-type="string">
            <text:p>instâncias</text:p>
          </table:table-cell>
          <table:table-cell table:style-name="ce5" office:value-type="string" calcext:value-type="string" table:number-columns-spanned="6" table:number-rows-spanned="1">
            <text:p>qualidade de solução</text:p>
          </table:table-cell>
          <table:covered-table-cell table:number-columns-repeated="5" table:style-name="ce5"/>
          <table:table-cell table:style-name="ce13" office:value-type="string" calcext:value-type="string" table:number-columns-spanned="3" table:number-rows-spanned="1">
            <text:p>tempo (seg)</text:p>
          </table:table-cell>
          <table:covered-table-cell table:number-columns-repeated="2" table:style-name="ce13"/>
          <table:table-cell table:style-name="ce19" office:value-type="string" calcext:value-type="string">
            <text:p>distância %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6" office:value-type="string" calcext:value-type="string">
            <text:p>ótimoTSP</text:p>
          </table:table-cell>
          <table:table-cell table:style-name="ce6" office:value-type="string" calcext:value-type="string">
            <text:p>MelhorCTSP</text:p>
          </table:table-cell>
          <table:table-cell table:style-name="ce6" office:value-type="string" calcext:value-type="string">
            <text:p>MelhorAlg</text:p>
          </table:table-cell>
          <table:table-cell table:style-name="ce9" office:value-type="string" calcext:value-type="string">
            <text:p>médio</text:p>
          </table:table-cell>
          <table:table-cell table:style-name="ce9" office:value-type="string" calcext:value-type="string">
            <text:p>melhor</text:p>
          </table:table-cell>
          <table:table-cell table:style-name="ce11" office:value-type="string" calcext:value-type="string">
            <text:p>pior</text:p>
          </table:table-cell>
          <table:table-cell table:style-name="ce14" office:value-type="string" calcext:value-type="string">
            <text:p>médio</text:p>
          </table:table-cell>
          <table:table-cell table:style-name="ce9" office:value-type="string" calcext:value-type="string">
            <text:p>melhor</text:p>
          </table:table-cell>
          <table:table-cell table:style-name="ce17" office:value-type="string" calcext:value-type="string">
            <text:p>pior</text:p>
          </table:table-cell>
          <table:table-cell table:style-name="ce20"/>
          <table:table-cell table:number-columns-repeated="1013"/>
        </table:table-row>
        <table:table-row table:style-name="ro1">
          <table:table-cell table:style-name="ce3" office:value-type="string" calcext:value-type="string">
            <text:p>11eil51.tsp</text:p>
          </table:table-cell>
          <table:table-cell table:style-name="ce7" office:value-type="float" office:value="426" calcext:value-type="float">
            <text:p>426</text:p>
          </table:table-cell>
          <table:table-cell table:style-name="ce7" office:value-type="float" office:value="446" calcext:value-type="float">
            <text:p>446</text:p>
          </table:table-cell>
          <table:table-cell table:style-name="ce8" office:value-type="float" office:value="494" calcext:value-type="float">
            <text:p>494</text:p>
          </table:table-cell>
          <table:table-cell table:style-name="ce10" office:value-type="float" office:value="539.1" calcext:value-type="float">
            <text:p>539,1</text:p>
          </table:table-cell>
          <table:table-cell table:style-name="ce10" office:value-type="float" office:value="494" calcext:value-type="float">
            <text:p>494,0</text:p>
          </table:table-cell>
          <table:table-cell table:style-name="ce12" office:value-type="float" office:value="609" calcext:value-type="float">
            <text:p>609,0</text:p>
          </table:table-cell>
          <table:table-cell table:style-name="ce15"/>
          <table:table-cell table:style-name="ce16"/>
          <table:table-cell table:style-name="ce18"/>
          <table:table-cell table:style-name="ce21" table:formula="of:=100*(([.D3]-[.C3])/[.C3])" office:value-type="float" office:value="10.762331838565" calcext:value-type="float">
            <text:p>10,762331838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1berlin52.tsp</text:p>
          </table:table-cell>
          <table:table-cell table:style-name="ce7" office:value-type="float" office:value="7542" calcext:value-type="float">
            <text:p>7542</text:p>
          </table:table-cell>
          <table:table-cell table:style-name="ce7" office:value-type="float" office:value="8122" calcext:value-type="float">
            <text:p>8122</text:p>
          </table:table-cell>
          <table:table-cell table:style-name="ce8" office:value-type="float" office:value="8679" calcext:value-type="float">
            <text:p>8679</text:p>
          </table:table-cell>
          <table:table-cell table:style-name="ce10" office:value-type="float" office:value="10614.1" calcext:value-type="float">
            <text:p>10614,1</text:p>
          </table:table-cell>
          <table:table-cell table:style-name="ce10" office:value-type="float" office:value="8679" calcext:value-type="float">
            <text:p>8679,0</text:p>
          </table:table-cell>
          <table:table-cell table:style-name="ce12" office:value-type="float" office:value="11069" calcext:value-type="float">
            <text:p>11069,0</text:p>
          </table:table-cell>
          <table:table-cell table:style-name="ce15"/>
          <table:table-cell table:style-name="ce16"/>
          <table:table-cell table:style-name="ce18"/>
          <table:table-cell table:style-name="ce21" table:formula="of:=100*(([.D4]-[.C4])/[.C4])" office:value-type="float" office:value="6.85791676926865" calcext:value-type="float">
            <text:p>6,857916769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4st70.tsp</text:p>
          </table:table-cell>
          <table:table-cell table:style-name="ce7" office:value-type="float" office:value="675" calcext:value-type="float">
            <text:p>675</text:p>
          </table:table-cell>
          <table:table-cell table:style-name="ce7" office:value-type="float" office:value="733" calcext:value-type="float">
            <text:p>733</text:p>
          </table:table-cell>
          <table:table-cell table:style-name="ce7" office:value-type="float" office:value="749" calcext:value-type="float">
            <text:p>749</text:p>
          </table:table-cell>
          <table:table-cell table:style-name="ce10" office:value-type="float" office:value="863.9" calcext:value-type="float">
            <text:p>863,9</text:p>
          </table:table-cell>
          <table:table-cell table:style-name="ce10" office:value-type="float" office:value="749" calcext:value-type="float">
            <text:p>749,0</text:p>
          </table:table-cell>
          <table:table-cell table:style-name="ce12" office:value-type="float" office:value="910" calcext:value-type="float">
            <text:p>910,0</text:p>
          </table:table-cell>
          <table:table-cell table:style-name="ce15"/>
          <table:table-cell table:style-name="ce16"/>
          <table:table-cell table:style-name="ce18"/>
          <table:table-cell table:style-name="ce21" table:formula="of:=100*(([.D5]-[.C5])/[.C5])" office:value-type="float" office:value="2.18281036834925" calcext:value-type="float">
            <text:p>2,182810368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6eil76.tsp</text:p>
          </table:table-cell>
          <table:table-cell table:style-name="ce7" office:value-type="float" office:value="538" calcext:value-type="float">
            <text:p>538</text:p>
          </table:table-cell>
          <table:table-cell table:style-name="ce7" office:value-type="float" office:value="579" calcext:value-type="float">
            <text:p>579</text:p>
          </table:table-cell>
          <table:table-cell table:style-name="ce7" office:value-type="float" office:value="636" calcext:value-type="float">
            <text:p>636</text:p>
          </table:table-cell>
          <table:table-cell table:style-name="ce10" office:value-type="float" office:value="677.4" calcext:value-type="float">
            <text:p>677,4</text:p>
          </table:table-cell>
          <table:table-cell table:style-name="ce10" office:value-type="float" office:value="636" calcext:value-type="float">
            <text:p>636,0</text:p>
          </table:table-cell>
          <table:table-cell table:style-name="ce12" office:value-type="float" office:value="735" calcext:value-type="float">
            <text:p>735,0</text:p>
          </table:table-cell>
          <table:table-cell table:style-name="ce15"/>
          <table:table-cell table:style-name="ce10"/>
          <table:table-cell table:style-name="ce18"/>
          <table:table-cell table:style-name="ce21" table:formula="of:=100*(([.D6]-[.C6])/[.C6])" office:value-type="float" office:value="9.84455958549223" calcext:value-type="float">
            <text:p>9,844559585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6pr76.tsp</text:p>
          </table:table-cell>
          <table:table-cell table:style-name="ce7" office:value-type="float" office:value="108159" calcext:value-type="float">
            <text:p>108159</text:p>
          </table:table-cell>
          <table:table-cell table:style-name="ce7" office:value-type="float" office:value="113014" calcext:value-type="float">
            <text:p>113014</text:p>
          </table:table-cell>
          <table:table-cell table:style-name="ce7" office:value-type="float" office:value="132282" calcext:value-type="float">
            <text:p>132282</text:p>
          </table:table-cell>
          <table:table-cell table:style-name="ce10" office:value-type="float" office:value="146798" calcext:value-type="float">
            <text:p>146798,0</text:p>
          </table:table-cell>
          <table:table-cell table:style-name="ce10" office:value-type="float" office:value="132282" calcext:value-type="float">
            <text:p>132282,0</text:p>
          </table:table-cell>
          <table:table-cell table:style-name="ce12" office:value-type="float" office:value="149819" calcext:value-type="float">
            <text:p>149819,0</text:p>
          </table:table-cell>
          <table:table-cell table:style-name="ce15"/>
          <table:table-cell table:style-name="ce10"/>
          <table:table-cell table:style-name="ce18"/>
          <table:table-cell table:style-name="ce21" table:formula="of:=100*(([.D7]-[.C7])/[.C7])" office:value-type="float" office:value="17.0492151414869" calcext:value-type="float">
            <text:p>17,049215141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20kroA100.tsp</text:p>
          </table:table-cell>
          <table:table-cell table:style-name="ce7" office:value-type="float" office:value="21282" calcext:value-type="float">
            <text:p>21282</text:p>
          </table:table-cell>
          <table:table-cell table:style-name="ce7" office:value-type="float" office:value="21536" calcext:value-type="float">
            <text:p>21536</text:p>
          </table:table-cell>
          <table:table-cell table:style-name="ce7" office:value-type="float" office:value="27126" calcext:value-type="float">
            <text:p>27126</text:p>
          </table:table-cell>
          <table:table-cell table:style-name="ce10" office:value-type="float" office:value="28745.4" calcext:value-type="float">
            <text:p>28745,4</text:p>
          </table:table-cell>
          <table:table-cell table:style-name="ce10" office:value-type="float" office:value="27126" calcext:value-type="float">
            <text:p>27126,0</text:p>
          </table:table-cell>
          <table:table-cell table:style-name="ce12" office:value-type="float" office:value="31769" calcext:value-type="float">
            <text:p>31769,0</text:p>
          </table:table-cell>
          <table:table-cell table:style-name="ce15"/>
          <table:table-cell table:style-name="ce10"/>
          <table:table-cell table:style-name="ce18"/>
          <table:table-cell table:style-name="ce21" table:formula="of:=100*(([.D8]-[.C8])/[.C8])" office:value-type="float" office:value="25.9565378900446" calcext:value-type="float">
            <text:p>25,9565378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20kroB100.tsp</text:p>
          </table:table-cell>
          <table:table-cell table:style-name="ce7" office:value-type="float" office:value="22141" calcext:value-type="float">
            <text:p>22141</text:p>
          </table:table-cell>
          <table:table-cell table:style-name="ce7" office:value-type="float" office:value="22869" calcext:value-type="float">
            <text:p>22869</text:p>
          </table:table-cell>
          <table:table-cell table:style-name="ce7" office:value-type="float" office:value="27124" calcext:value-type="float">
            <text:p>27124</text:p>
          </table:table-cell>
          <table:table-cell table:style-name="ce10" office:value-type="float" office:value="29766.9" calcext:value-type="float">
            <text:p>29766,9</text:p>
          </table:table-cell>
          <table:table-cell table:style-name="ce10" office:value-type="float" office:value="27124" calcext:value-type="float">
            <text:p>27124,0</text:p>
          </table:table-cell>
          <table:table-cell table:style-name="ce12" office:value-type="float" office:value="31458" calcext:value-type="float">
            <text:p>31458,0</text:p>
          </table:table-cell>
          <table:table-cell table:style-name="ce15"/>
          <table:table-cell table:style-name="ce10"/>
          <table:table-cell table:style-name="ce18"/>
          <table:table-cell table:style-name="ce21" table:formula="of:=100*(([.D9]-[.C9])/[.C9])" office:value-type="float" office:value="18.6059731514277" calcext:value-type="float">
            <text:p>18,605973151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20kroC100.tsp</text:p>
          </table:table-cell>
          <table:table-cell table:style-name="ce7" office:value-type="float" office:value="20749" calcext:value-type="float">
            <text:p>20749</text:p>
          </table:table-cell>
          <table:table-cell table:style-name="ce7" office:value-type="float" office:value="21343" calcext:value-type="float">
            <text:p>21343</text:p>
          </table:table-cell>
          <table:table-cell table:style-name="ce7" office:value-type="float" office:value="26354" calcext:value-type="float">
            <text:p>26354</text:p>
          </table:table-cell>
          <table:table-cell table:style-name="ce10" office:value-type="float" office:value="27803.1" calcext:value-type="float">
            <text:p>27803,1</text:p>
          </table:table-cell>
          <table:table-cell table:style-name="ce10" office:value-type="float" office:value="26354" calcext:value-type="float">
            <text:p>26354,0</text:p>
          </table:table-cell>
          <table:table-cell table:style-name="ce12" office:value-type="float" office:value="30840" calcext:value-type="float">
            <text:p>30840,0</text:p>
          </table:table-cell>
          <table:table-cell table:style-name="ce15"/>
          <table:table-cell table:style-name="ce10"/>
          <table:table-cell table:style-name="ce18"/>
          <table:table-cell table:style-name="ce21" table:formula="of:=100*(([.D10]-[.C10])/[.C10])" office:value-type="float" office:value="23.4784238391979" calcext:value-type="float">
            <text:p>23,478423839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20kroD100.tsp</text:p>
          </table:table-cell>
          <table:table-cell table:style-name="ce7" office:value-type="float" office:value="21294" calcext:value-type="float">
            <text:p>21294</text:p>
          </table:table-cell>
          <table:table-cell table:style-name="ce7" office:value-type="float" office:value="22677" calcext:value-type="float">
            <text:p>22677</text:p>
          </table:table-cell>
          <table:table-cell table:style-name="ce7" office:value-type="float" office:value="26698" calcext:value-type="float">
            <text:p>26698</text:p>
          </table:table-cell>
          <table:table-cell table:style-name="ce10" office:value-type="float" office:value="28448" calcext:value-type="float">
            <text:p>28448,0</text:p>
          </table:table-cell>
          <table:table-cell table:style-name="ce10" office:value-type="float" office:value="26698" calcext:value-type="float">
            <text:p>26698,0</text:p>
          </table:table-cell>
          <table:table-cell table:style-name="ce12" office:value-type="float" office:value="31196" calcext:value-type="float">
            <text:p>31196,0</text:p>
          </table:table-cell>
          <table:table-cell table:style-name="ce15"/>
          <table:table-cell table:style-name="ce10"/>
          <table:table-cell table:style-name="ce18"/>
          <table:table-cell table:style-name="ce21" table:formula="of:=100*(([.D11]-[.C11])/[.C11])" office:value-type="float" office:value="17.7316223486352" calcext:value-type="float">
            <text:p>17,731622348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21eil101.tsp</text:p>
          </table:table-cell>
          <table:table-cell table:style-name="ce7" office:value-type="float" office:value="629" calcext:value-type="float">
            <text:p>629</text:p>
          </table:table-cell>
          <table:table-cell table:style-name="ce7" office:value-type="float" office:value="670" calcext:value-type="float">
            <text:p>670</text:p>
          </table:table-cell>
          <table:table-cell table:style-name="ce7" office:value-type="float" office:value="781" calcext:value-type="float">
            <text:p>781</text:p>
          </table:table-cell>
          <table:table-cell table:style-name="ce10" office:value-type="float" office:value="821.9" calcext:value-type="float">
            <text:p>821,9</text:p>
          </table:table-cell>
          <table:table-cell table:style-name="ce10" office:value-type="float" office:value="781" calcext:value-type="float">
            <text:p>781,0</text:p>
          </table:table-cell>
          <table:table-cell table:style-name="ce12" office:value-type="float" office:value="877" calcext:value-type="float">
            <text:p>877,0</text:p>
          </table:table-cell>
          <table:table-cell table:style-name="ce15"/>
          <table:table-cell table:style-name="ce10"/>
          <table:table-cell table:style-name="ce18"/>
          <table:table-cell table:style-name="ce21" table:formula="of:=100*(([.D12]-[.C12])/[.C12])" office:value-type="float" office:value="16.5671641791045" calcext:value-type="float">
            <text:p>16,567164179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21lin105.tsp</text:p>
          </table:table-cell>
          <table:table-cell table:style-name="ce7" office:value-type="float" office:value="14379" calcext:value-type="float">
            <text:p>14379</text:p>
          </table:table-cell>
          <table:table-cell table:style-name="ce7" office:value-type="float" office:value="14545" calcext:value-type="float">
            <text:p>14545</text:p>
          </table:table-cell>
          <table:table-cell table:style-name="ce7" office:value-type="float" office:value="18381" calcext:value-type="float">
            <text:p>18381</text:p>
          </table:table-cell>
          <table:table-cell table:style-name="ce10" office:value-type="float" office:value="19952" calcext:value-type="float">
            <text:p>19952,0</text:p>
          </table:table-cell>
          <table:table-cell table:style-name="ce10" office:value-type="float" office:value="18381" calcext:value-type="float">
            <text:p>18381,0</text:p>
          </table:table-cell>
          <table:table-cell table:style-name="ce12" office:value-type="float" office:value="23450" calcext:value-type="float">
            <text:p>23450,0</text:p>
          </table:table-cell>
          <table:table-cell table:style-name="ce15"/>
          <table:table-cell table:style-name="ce10"/>
          <table:table-cell table:style-name="ce18"/>
          <table:table-cell table:style-name="ce21" table:formula="of:=100*(([.D13]-[.C13])/[.C13])" office:value-type="float" office:value="26.3733241663802" calcext:value-type="float">
            <text:p>26,373324166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22pr107.tsp</text:p>
          </table:table-cell>
          <table:table-cell table:style-name="ce7" office:value-type="float" office:value="44303" calcext:value-type="float">
            <text:p>44303</text:p>
          </table:table-cell>
          <table:table-cell table:style-name="ce7" office:value-type="float" office:value="44326" calcext:value-type="float">
            <text:p>44326</text:p>
          </table:table-cell>
          <table:table-cell table:style-name="ce7"/>
          <table:table-cell table:style-name="ce10" office:value-type="float" office:value="48164.1" calcext:value-type="float">
            <text:p>48164,1</text:p>
          </table:table-cell>
          <table:table-cell table:style-name="ce10"/>
          <table:table-cell table:style-name="ce12"/>
          <table:table-cell table:style-name="ce15"/>
          <table:table-cell table:style-name="ce10"/>
          <table:table-cell table:style-name="ce18"/>
          <table:table-cell table:style-name="ce21" table:formula="of:=100*(([.D14]-[.C14])/[.C14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26bier127.tsp</text:p>
          </table:table-cell>
          <table:table-cell table:style-name="ce7" office:value-type="float" office:value="118282" calcext:value-type="float">
            <text:p>118282</text:p>
          </table:table-cell>
          <table:table-cell table:style-name="ce7" office:value-type="float" office:value="121798" calcext:value-type="float">
            <text:p>121798</text:p>
          </table:table-cell>
          <table:table-cell table:style-name="ce7" office:value-type="float" office:value="146577" calcext:value-type="float">
            <text:p>146577</text:p>
          </table:table-cell>
          <table:table-cell table:style-name="ce10" office:value-type="float" office:value="157205" calcext:value-type="float">
            <text:p>157205,0</text:p>
          </table:table-cell>
          <table:table-cell table:style-name="ce10" office:value-type="float" office:value="146577" calcext:value-type="float">
            <text:p>146577,0</text:p>
          </table:table-cell>
          <table:table-cell table:style-name="ce12" office:value-type="float" office:value="167441" calcext:value-type="float">
            <text:p>167441,0</text:p>
          </table:table-cell>
          <table:table-cell table:style-name="ce15"/>
          <table:table-cell table:style-name="ce10"/>
          <table:table-cell table:style-name="ce18"/>
          <table:table-cell table:style-name="ce21" table:formula="of:=100*(([.D15]-[.C15])/[.C15])" office:value-type="float" office:value="20.344340629567" calcext:value-type="float">
            <text:p>20,344340629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26ch130.tsp</text:p>
          </table:table-cell>
          <table:table-cell table:style-name="ce7" office:value-type="float" office:value="6110" calcext:value-type="float">
            <text:p>6110</text:p>
          </table:table-cell>
          <table:table-cell table:style-name="ce7" office:value-type="float" office:value="6317" calcext:value-type="float">
            <text:p>6317</text:p>
          </table:table-cell>
          <table:table-cell table:style-name="ce7" office:value-type="float" office:value="7783" calcext:value-type="float">
            <text:p>7783</text:p>
          </table:table-cell>
          <table:table-cell table:style-name="ce10" office:value-type="float" office:value="8455.9" calcext:value-type="float">
            <text:p>8455,9</text:p>
          </table:table-cell>
          <table:table-cell table:style-name="ce10" office:value-type="float" office:value="7783" calcext:value-type="float">
            <text:p>7783,0</text:p>
          </table:table-cell>
          <table:table-cell table:style-name="ce12" office:value-type="float" office:value="9938" calcext:value-type="float">
            <text:p>9938,0</text:p>
          </table:table-cell>
          <table:table-cell table:style-name="ce15"/>
          <table:table-cell table:style-name="ce10"/>
          <table:table-cell table:style-name="ce18"/>
          <table:table-cell table:style-name="ce21" table:formula="of:=100*(([.D16]-[.C16])/[.C16])" office:value-type="float" office:value="23.2072186164318" calcext:value-type="float">
            <text:p>23,207218616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30ch150.tsp</text:p>
          </table:table-cell>
          <table:table-cell table:style-name="ce7" office:value-type="float" office:value="6528" calcext:value-type="float">
            <text:p>6528</text:p>
          </table:table-cell>
          <table:table-cell table:style-name="ce7" office:value-type="float" office:value="6764" calcext:value-type="float">
            <text:p>6764</text:p>
          </table:table-cell>
          <table:table-cell table:style-name="ce7"/>
          <table:table-cell table:style-name="ce10" table:number-columns-repeated="2"/>
          <table:table-cell table:style-name="ce12"/>
          <table:table-cell table:style-name="ce15"/>
          <table:table-cell table:style-name="ce10"/>
          <table:table-cell table:style-name="ce18"/>
          <table:table-cell table:style-name="ce21" table:formula="of:=100*(([.D17]-[.C17])/[.C17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30kroA150.tsp</text:p>
          </table:table-cell>
          <table:table-cell table:style-name="ce7" office:value-type="float" office:value="26524" calcext:value-type="float">
            <text:p>26524</text:p>
          </table:table-cell>
          <table:table-cell table:style-name="ce7" office:value-type="float" office:value="27577" calcext:value-type="float">
            <text:p>27577</text:p>
          </table:table-cell>
          <table:table-cell table:style-name="ce7"/>
          <table:table-cell table:style-name="ce10" table:number-columns-repeated="2"/>
          <table:table-cell table:style-name="ce12"/>
          <table:table-cell table:style-name="ce15"/>
          <table:table-cell table:style-name="ce10"/>
          <table:table-cell table:style-name="ce18"/>
          <table:table-cell table:style-name="ce21" table:formula="of:=100*(([.D18]-[.C18])/[.C18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30kroB150.tsp</text:p>
          </table:table-cell>
          <table:table-cell table:style-name="ce7" office:value-type="float" office:value="26130" calcext:value-type="float">
            <text:p>26130</text:p>
          </table:table-cell>
          <table:table-cell table:style-name="ce7" office:value-type="float" office:value="27392" calcext:value-type="float">
            <text:p>27392</text:p>
          </table:table-cell>
          <table:table-cell table:style-name="ce7"/>
          <table:table-cell table:style-name="ce10" table:number-columns-repeated="2"/>
          <table:table-cell table:style-name="ce12"/>
          <table:table-cell table:style-name="ce15"/>
          <table:table-cell table:style-name="ce10"/>
          <table:table-cell table:style-name="ce18"/>
          <table:table-cell table:style-name="ce21" table:formula="of:=100*(([.D19]-[.C19])/[.C19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40d198.tsp</text:p>
          </table:table-cell>
          <table:table-cell table:style-name="ce7" office:value-type="float" office:value="15780" calcext:value-type="float">
            <text:p>15780</text:p>
          </table:table-cell>
          <table:table-cell table:style-name="ce7" office:value-type="float" office:value="16185" calcext:value-type="float">
            <text:p>16185</text:p>
          </table:table-cell>
          <table:table-cell table:style-name="ce7"/>
          <table:table-cell table:style-name="ce10" table:number-columns-repeated="2"/>
          <table:table-cell table:style-name="ce12"/>
          <table:table-cell table:style-name="ce15"/>
          <table:table-cell table:style-name="ce10"/>
          <table:table-cell table:style-name="ce18"/>
          <table:table-cell table:style-name="ce21" table:formula="of:=100*(([.D20]-[.C20])/[.C20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40kroA200.tsp</text:p>
          </table:table-cell>
          <table:table-cell table:style-name="ce7" office:value-type="float" office:value="29368" calcext:value-type="float">
            <text:p>29368</text:p>
          </table:table-cell>
          <table:table-cell table:style-name="ce7" office:value-type="float" office:value="30905" calcext:value-type="float">
            <text:p>30905</text:p>
          </table:table-cell>
          <table:table-cell table:style-name="ce7"/>
          <table:table-cell table:style-name="ce10" table:number-columns-repeated="2"/>
          <table:table-cell table:style-name="ce12"/>
          <table:table-cell table:style-name="ce15"/>
          <table:table-cell table:style-name="ce10"/>
          <table:table-cell table:style-name="ce18"/>
          <table:table-cell table:style-name="ce21" table:formula="of:=100*(([.D21]-[.C21])/[.C21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40kroB200.tsp</text:p>
          </table:table-cell>
          <table:table-cell table:style-name="ce7" office:value-type="float" office:value="29437" calcext:value-type="float">
            <text:p>29437</text:p>
          </table:table-cell>
          <table:table-cell table:style-name="ce7" office:value-type="float" office:value="31191" calcext:value-type="float">
            <text:p>31191</text:p>
          </table:table-cell>
          <table:table-cell table:style-name="ce7"/>
          <table:table-cell table:style-name="ce10" table:number-columns-repeated="2"/>
          <table:table-cell table:style-name="ce12"/>
          <table:table-cell table:style-name="ce15"/>
          <table:table-cell table:style-name="ce10"/>
          <table:table-cell table:style-name="ce18"/>
          <table:table-cell table:style-name="ce21" table:formula="of:=100*(([.D22]-[.C22])/[.C22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53gil262.tsp</text:p>
          </table:table-cell>
          <table:table-cell table:style-name="ce7" office:value-type="float" office:value="2378" calcext:value-type="float">
            <text:p>2378</text:p>
          </table:table-cell>
          <table:table-cell table:style-name="ce7" office:value-type="float" office:value="2528" calcext:value-type="float">
            <text:p>2528</text:p>
          </table:table-cell>
          <table:table-cell table:style-name="ce7"/>
          <table:table-cell table:style-name="ce10" table:number-columns-repeated="2"/>
          <table:table-cell table:style-name="ce12"/>
          <table:table-cell table:style-name="ce15"/>
          <table:table-cell table:style-name="ce10"/>
          <table:table-cell table:style-name="ce18"/>
          <table:table-cell table:style-name="ce21" table:formula="of:=100*(([.D23]-[.C23])/[.C23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64lin318.tsp</text:p>
          </table:table-cell>
          <table:table-cell table:style-name="ce7" office:value-type="float" office:value="42029" calcext:value-type="float">
            <text:p>42029</text:p>
          </table:table-cell>
          <table:table-cell table:style-name="ce7" office:value-type="float" office:value="43490" calcext:value-type="float">
            <text:p>43490</text:p>
          </table:table-cell>
          <table:table-cell table:style-name="ce7"/>
          <table:table-cell table:style-name="ce10" table:number-columns-repeated="2"/>
          <table:table-cell table:style-name="ce12"/>
          <table:table-cell table:style-name="ce15"/>
          <table:table-cell table:style-name="ce10"/>
          <table:table-cell table:style-name="ce18"/>
          <table:table-cell table:style-name="ce21" table:formula="of:=100*(([.D24]-[.C24])/[.C24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88pr439.tsp</text:p>
          </table:table-cell>
          <table:table-cell table:style-name="ce7" office:value-type="float" office:value="107217" calcext:value-type="float">
            <text:p>107217</text:p>
          </table:table-cell>
          <table:table-cell table:style-name="ce7" office:value-type="float" office:value="111891" calcext:value-type="float">
            <text:p>111891</text:p>
          </table:table-cell>
          <table:table-cell table:style-name="ce7" office:value-type="float" office:value="144620" calcext:value-type="float">
            <text:p>144620</text:p>
          </table:table-cell>
          <table:table-cell table:style-name="ce10" office:value-type="float" office:value="155141.6" calcext:value-type="float">
            <text:p>155141,6</text:p>
          </table:table-cell>
          <table:table-cell table:style-name="ce10" office:value-type="float" office:value="144620" calcext:value-type="float">
            <text:p>144620,0</text:p>
          </table:table-cell>
          <table:table-cell table:style-name="ce12" office:value-type="float" office:value="160734" calcext:value-type="float">
            <text:p>160734,0</text:p>
          </table:table-cell>
          <table:table-cell table:style-name="ce15"/>
          <table:table-cell table:style-name="ce10"/>
          <table:table-cell table:style-name="ce18"/>
          <table:table-cell table:style-name="ce21" table:formula="of:=100*(([.D25]-[.C25])/[.C25])" office:value-type="float" office:value="29.2507887140163" calcext:value-type="float">
            <text:p>29,25078871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89pcb442.tsp</text:p>
          </table:table-cell>
          <table:table-cell table:style-name="ce7" office:value-type="float" office:value="50778" calcext:value-type="float">
            <text:p>50778</text:p>
          </table:table-cell>
          <table:table-cell table:style-name="ce7" office:value-type="float" office:value="52865" calcext:value-type="float">
            <text:p>52865</text:p>
          </table:table-cell>
          <table:table-cell table:style-name="ce7"/>
          <table:table-cell table:style-name="ce10" table:number-columns-repeated="2"/>
          <table:table-cell table:style-name="ce12"/>
          <table:table-cell table:style-name="ce15"/>
          <table:table-cell table:style-name="ce10"/>
          <table:table-cell table:style-name="ce18"/>
          <table:table-cell table:style-name="ce21" table:formula="of:=100*(([.D26]-[.C26])/[.C26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99d493.tsp</text:p>
          </table:table-cell>
          <table:table-cell table:style-name="ce7" office:value-type="float" office:value="35002" calcext:value-type="float">
            <text:p>35002</text:p>
          </table:table-cell>
          <table:table-cell table:style-name="ce7" office:value-type="float" office:value="35998" calcext:value-type="float">
            <text:p>35998</text:p>
          </table:table-cell>
          <table:table-cell table:style-name="ce7"/>
          <table:table-cell table:style-name="ce10" table:number-columns-repeated="2"/>
          <table:table-cell table:style-name="ce12"/>
          <table:table-cell table:style-name="ce15"/>
          <table:table-cell table:style-name="ce10"/>
          <table:table-cell table:style-name="ce18"/>
          <table:table-cell table:style-name="ce21" table:formula="of:=100*(([.D27]-[.C27])/[.C27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15u574.tsp</text:p>
          </table:table-cell>
          <table:table-cell table:style-name="ce7" office:value-type="float" office:value="36905" calcext:value-type="float">
            <text:p>36905</text:p>
          </table:table-cell>
          <table:table-cell table:style-name="ce7" office:value-type="float" office:value="38749" calcext:value-type="float">
            <text:p>38749</text:p>
          </table:table-cell>
          <table:table-cell table:style-name="ce7"/>
          <table:table-cell table:style-name="ce10" table:number-columns-repeated="2"/>
          <table:table-cell table:style-name="ce12"/>
          <table:table-cell table:style-name="ce15"/>
          <table:table-cell table:style-name="ce10"/>
          <table:table-cell table:style-name="ce18"/>
          <table:table-cell table:style-name="ce21" table:formula="of:=100*(([.D28]-[.C28])/[.C28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15rat575.tsp</text:p>
          </table:table-cell>
          <table:table-cell table:style-name="ce7" office:value-type="float" office:value="6773" calcext:value-type="float">
            <text:p>6773</text:p>
          </table:table-cell>
          <table:table-cell table:style-name="ce7" office:value-type="float" office:value="7257" calcext:value-type="float">
            <text:p>7257</text:p>
          </table:table-cell>
          <table:table-cell table:style-name="ce7"/>
          <table:table-cell table:style-name="ce10" table:number-columns-repeated="2"/>
          <table:table-cell table:style-name="ce12"/>
          <table:table-cell table:style-name="ce15"/>
          <table:table-cell table:style-name="ce10"/>
          <table:table-cell table:style-name="ce18"/>
          <table:table-cell table:style-name="ce21" table:formula="of:=100*(([.D29]-[.C29])/[.C29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31p654.tsp</text:p>
          </table:table-cell>
          <table:table-cell table:style-name="ce7" office:value-type="float" office:value="34643" calcext:value-type="float">
            <text:p>34643</text:p>
          </table:table-cell>
          <table:table-cell table:style-name="ce7" office:value-type="float" office:value="35424" calcext:value-type="float">
            <text:p>35424</text:p>
          </table:table-cell>
          <table:table-cell table:style-name="ce7"/>
          <table:table-cell table:style-name="ce10" table:number-columns-repeated="2"/>
          <table:table-cell table:style-name="ce12"/>
          <table:table-cell table:style-name="ce15"/>
          <table:table-cell table:style-name="ce10"/>
          <table:table-cell table:style-name="ce18"/>
          <table:table-cell table:style-name="ce21" table:formula="of:=100*(([.D30]-[.C30])/[.C30])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32d657.tsp</text:p>
          </table:table-cell>
          <table:table-cell table:style-name="ce7" office:value-type="float" office:value="48912" calcext:value-type="float">
            <text:p>48912</text:p>
          </table:table-cell>
          <table:table-cell table:style-name="ce7" office:value-type="float" office:value="50829" calcext:value-type="float">
            <text:p>50829</text:p>
          </table:table-cell>
          <table:table-cell table:style-name="ce7" office:value-type="float" office:value="67646" calcext:value-type="float">
            <text:p>67646</text:p>
          </table:table-cell>
          <table:table-cell table:style-name="ce10" office:value-type="float" office:value="71047.9" calcext:value-type="float">
            <text:p>71047,9</text:p>
          </table:table-cell>
          <table:table-cell table:style-name="ce10" office:value-type="float" office:value="67646" calcext:value-type="float">
            <text:p>67646,0</text:p>
          </table:table-cell>
          <table:table-cell table:style-name="ce12" office:value-type="float" office:value="76687" calcext:value-type="float">
            <text:p>76687,0</text:p>
          </table:table-cell>
          <table:table-cell table:style-name="ce15"/>
          <table:table-cell table:style-name="ce10"/>
          <table:table-cell table:style-name="ce18"/>
          <table:table-cell table:style-name="ce21" table:formula="of:=100*(([.D31]-[.C31])/[.C31])" office:value-type="float" office:value="33.0854433492691" calcext:value-type="float">
            <text:p>33,085443349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57rat783.tsp</text:p>
          </table:table-cell>
          <table:table-cell table:style-name="ce7" office:value-type="float" office:value="8806" calcext:value-type="float">
            <text:p>8806</text:p>
          </table:table-cell>
          <table:table-cell table:style-name="ce7" office:value-type="float" office:value="9324" calcext:value-type="float">
            <text:p>9324</text:p>
          </table:table-cell>
          <table:table-cell table:style-name="ce7" office:value-type="float" office:value="12732" calcext:value-type="float">
            <text:p>12732</text:p>
          </table:table-cell>
          <table:table-cell table:style-name="ce10" office:value-type="float" office:value="13214.3" calcext:value-type="float">
            <text:p>13214,3</text:p>
          </table:table-cell>
          <table:table-cell table:style-name="ce10" office:value-type="float" office:value="12732" calcext:value-type="float">
            <text:p>12732,0</text:p>
          </table:table-cell>
          <table:table-cell table:style-name="ce12" office:value-type="float" office:value="13640" calcext:value-type="float">
            <text:p>13640,0</text:p>
          </table:table-cell>
          <table:table-cell table:style-name="ce15"/>
          <table:table-cell table:style-name="ce10"/>
          <table:table-cell table:style-name="ce18"/>
          <table:table-cell table:style-name="ce21" table:formula="of:=100*(([.D32]-[.C32])/[.C32])" office:value-type="float" office:value="36.5508365508366" calcext:value-type="float">
            <text:p>36,5508365508</text:p>
          </table:table-cell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toru2013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6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instâncias</text:p>
          </table:table-cell>
          <table:table-cell table:style-name="ce1"/>
          <table:table-cell table:style-name="ce5" office:value-type="string" calcext:value-type="string" table:number-columns-spanned="5" table:number-rows-spanned="1">
            <text:p>qualidade de solução</text:p>
          </table:table-cell>
          <table:covered-table-cell table:number-columns-repeated="4" table:style-name="ce5"/>
          <table:table-cell table:style-name="ce13" office:value-type="string" calcext:value-type="string" table:number-columns-spanned="3" table:number-rows-spanned="1">
            <text:p>tempo (seg)</text:p>
          </table:table-cell>
          <table:covered-table-cell table:number-columns-repeated="2" table:style-name="ce13"/>
          <table:table-cell table:style-name="ce19" office:value-type="string" calcext:value-type="string">
            <text:p>distância %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ótimoTSP</text:p>
          </table:table-cell>
          <table:table-cell table:style-name="ce6" office:value-type="string" calcext:value-type="string">
            <text:p>CPLEX</text:p>
          </table:table-cell>
          <table:table-cell table:style-name="ce6" office:value-type="string" calcext:value-type="string">
            <text:p>MelhorAlg</text:p>
          </table:table-cell>
          <table:table-cell table:style-name="ce9" office:value-type="string" calcext:value-type="string">
            <text:p>médio</text:p>
          </table:table-cell>
          <table:table-cell table:style-name="ce9" office:value-type="string" calcext:value-type="string">
            <text:p>melhor</text:p>
          </table:table-cell>
          <table:table-cell table:style-name="ce11" office:value-type="string" calcext:value-type="string">
            <text:p>pior</text:p>
          </table:table-cell>
          <table:table-cell table:style-name="ce14" office:value-type="string" calcext:value-type="string">
            <text:p>médio</text:p>
          </table:table-cell>
          <table:table-cell table:style-name="ce9" office:value-type="string" calcext:value-type="string">
            <text:p>melhor</text:p>
          </table:table-cell>
          <table:table-cell table:style-name="ce17" office:value-type="string" calcext:value-type="string">
            <text:p>pior</text:p>
          </table:table-cell>
          <table:table-cell table:style-name="ce22"/>
        </table:table-row>
        <table:table-row table:style-name="ro1">
          <table:table-cell table:style-name="ce3" office:value-type="string" calcext:value-type="string">
            <text:p>15eil51.tsp</text:p>
          </table:table-cell>
          <table:table-cell table:style-name="ce7" office:value-type="float" office:value="426" calcext:value-type="float">
            <text:p>426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450" calcext:value-type="float">
            <text:p>450</text:p>
          </table:table-cell>
          <table:table-cell table:style-name="ce10" table:number-columns-repeated="2"/>
          <table:table-cell table:style-name="ce12"/>
          <table:table-cell table:style-name="ce15"/>
          <table:table-cell table:style-name="ce16"/>
          <table:table-cell table:style-name="ce18"/>
          <table:table-cell table:style-name="ce21" table:formula="of:=100*(([.D3]-[.C3])/[.C3])" office:value-type="float" office:value="2.97482837528604" calcext:value-type="float">
            <text:p>2,9748283753</text:p>
          </table:table-cell>
        </table:table-row>
        <table:table-row table:style-name="ro1">
          <table:table-cell table:style-name="ce3" office:value-type="string" calcext:value-type="string">
            <text:p>15berlin52.tsp</text:p>
          </table:table-cell>
          <table:table-cell table:style-name="ce7" office:value-type="float" office:value="7542" calcext:value-type="float">
            <text:p>7542</text:p>
          </table:table-cell>
          <table:table-cell table:style-name="ce7" office:value-type="float" office:value="8049" calcext:value-type="float">
            <text:p>8049</text:p>
          </table:table-cell>
          <table:table-cell table:style-name="ce7" office:value-type="float" office:value="9000" calcext:value-type="float">
            <text:p>9000</text:p>
          </table:table-cell>
          <table:table-cell table:style-name="ce10" table:number-columns-repeated="2"/>
          <table:table-cell table:style-name="ce12"/>
          <table:table-cell table:style-name="ce15"/>
          <table:table-cell table:style-name="ce16"/>
          <table:table-cell table:style-name="ce18"/>
          <table:table-cell table:style-name="ce21" table:formula="of:=100*(([.D4]-[.C4])/[.C4])" office:value-type="float" office:value="11.8151323145732" calcext:value-type="float">
            <text:p>11,8151323146</text:p>
          </table:table-cell>
        </table:table-row>
        <table:table-row table:style-name="ro1">
          <table:table-cell table:style-name="ce3" office:value-type="string" calcext:value-type="string">
            <text:p>15st70.tsp</text:p>
          </table:table-cell>
          <table:table-cell table:style-name="ce7" office:value-type="float" office:value="675" calcext:value-type="float">
            <text:p>675</text:p>
          </table:table-cell>
          <table:table-cell table:style-name="ce7" office:value-type="float" office:value="692" calcext:value-type="float">
            <text:p>692</text:p>
          </table:table-cell>
          <table:table-cell table:style-name="ce7"/>
          <table:table-cell table:style-name="ce10" table:number-columns-repeated="2"/>
          <table:table-cell table:style-name="ce12"/>
          <table:table-cell table:style-name="ce15"/>
          <table:table-cell table:style-name="ce16"/>
          <table:table-cell table:style-name="ce18"/>
          <table:table-cell table:style-name="ce21" table:formula="of:=100*(([.D5]-[.C5])/[.C5])" office:value-type="float" office:value="-100" calcext:value-type="float">
            <text:p>-100</text:p>
          </table:table-cell>
        </table:table-row>
        <table:table-row table:style-name="ro1">
          <table:table-cell table:style-name="ce3" office:value-type="string" calcext:value-type="string">
            <text:p>15eil76.tsp</text:p>
          </table:table-cell>
          <table:table-cell table:style-name="ce7" office:value-type="float" office:value="538" calcext:value-type="float">
            <text:p>538</text:p>
          </table:table-cell>
          <table:table-cell table:style-name="ce7" office:value-type="float" office:value="565" calcext:value-type="float">
            <text:p>565</text:p>
          </table:table-cell>
          <table:table-cell table:style-name="ce7"/>
          <table:table-cell table:style-name="ce10" table:number-columns-repeated="2"/>
          <table:table-cell table:style-name="ce12"/>
          <table:table-cell table:style-name="ce15"/>
          <table:table-cell table:style-name="ce10"/>
          <table:table-cell table:style-name="ce18"/>
          <table:table-cell table:style-name="ce21" table:formula="of:=100*(([.D6]-[.C6])/[.C6])" office:value-type="float" office:value="-100" calcext:value-type="float">
            <text:p>-100</text:p>
          </table:table-cell>
        </table:table-row>
        <table:table-row table:style-name="ro1">
          <table:table-cell table:style-name="ce3" office:value-type="string" calcext:value-type="string">
            <text:p>15pr76.tsp</text:p>
          </table:table-cell>
          <table:table-cell table:style-name="ce7" office:value-type="float" office:value="108159" calcext:value-type="float">
            <text:p>108159</text:p>
          </table:table-cell>
          <table:table-cell table:style-name="ce7" office:value-type="float" office:value="110678" calcext:value-type="float">
            <text:p>110678</text:p>
          </table:table-cell>
          <table:table-cell table:style-name="ce7"/>
          <table:table-cell table:style-name="ce10" table:number-columns-repeated="2"/>
          <table:table-cell table:style-name="ce12"/>
          <table:table-cell table:style-name="ce15"/>
          <table:table-cell table:style-name="ce10"/>
          <table:table-cell table:style-name="ce18"/>
          <table:table-cell table:style-name="ce21" table:formula="of:=100*(([.D7]-[.C7])/[.C7])" office:value-type="float" office:value="-100" calcext:value-type="float">
            <text:p>-100</text:p>
          </table:table-cell>
        </table:table-row>
        <table:table-row table:style-name="ro1">
          <table:table-cell table:style-name="ce3" office:value-type="string" calcext:value-type="string">
            <text:p>25rat99.tsp</text:p>
          </table:table-cell>
          <table:table-cell table:style-name="ce7" office:value-type="float" office:value="1211" calcext:value-type="float">
            <text:p>1211</text:p>
          </table:table-cell>
          <table:table-cell table:style-name="ce7" office:value-type="float" office:value="1269" calcext:value-type="float">
            <text:p>1269</text:p>
          </table:table-cell>
          <table:table-cell table:style-name="ce7"/>
          <table:table-cell table:style-name="ce10" table:number-columns-repeated="2"/>
          <table:table-cell table:style-name="ce12"/>
          <table:table-cell table:style-name="ce15"/>
          <table:table-cell table:style-name="ce10"/>
          <table:table-cell table:style-name="ce18"/>
          <table:table-cell table:style-name="ce21" table:formula="of:=100*(([.D8]-[.C8])/[.C8])" office:value-type="float" office:value="-100" calcext:value-type="float">
            <text:p>-100</text:p>
          </table:table-cell>
        </table:table-row>
        <table:table-row table:style-name="ro1">
          <table:table-cell table:style-name="ce3" office:value-type="string" calcext:value-type="string">
            <text:p>50kroA100.tsp</text:p>
          </table:table-cell>
          <table:table-cell table:style-name="ce7" office:value-type="float" office:value="21282" calcext:value-type="float">
            <text:p>21282</text:p>
          </table:table-cell>
          <table:table-cell table:style-name="ce7" office:value-type="float" office:value="21453" calcext:value-type="float">
            <text:p>21453</text:p>
          </table:table-cell>
          <table:table-cell table:style-name="ce7"/>
          <table:table-cell table:style-name="ce10" table:number-columns-repeated="2"/>
          <table:table-cell table:style-name="ce12"/>
          <table:table-cell table:style-name="ce15"/>
          <table:table-cell table:style-name="ce10"/>
          <table:table-cell table:style-name="ce18"/>
          <table:table-cell table:style-name="ce21" table:formula="of:=100*(([.D9]-[.C9])/[.C9])" office:value-type="float" office:value="-100" calcext:value-type="float">
            <text:p>-100</text:p>
          </table:table-cell>
        </table:table-row>
        <table:table-row table:style-name="ro1">
          <table:table-cell table:style-name="ce3" office:value-type="string" calcext:value-type="string">
            <text:p>50kroB100.tsp</text:p>
          </table:table-cell>
          <table:table-cell table:style-name="ce7" office:value-type="float" office:value="22141" calcext:value-type="float">
            <text:p>22141</text:p>
          </table:table-cell>
          <table:table-cell table:style-name="ce7" office:value-type="float" office:value="22355" calcext:value-type="float">
            <text:p>22355</text:p>
          </table:table-cell>
          <table:table-cell table:style-name="ce7"/>
          <table:table-cell table:style-name="ce10" table:number-columns-repeated="2"/>
          <table:table-cell table:style-name="ce12"/>
          <table:table-cell table:style-name="ce15"/>
          <table:table-cell table:style-name="ce10"/>
          <table:table-cell table:style-name="ce18"/>
          <table:table-cell table:style-name="ce21" table:formula="of:=100*(([.D10]-[.C10])/[.C10])" office:value-type="float" office:value="-100" calcext:value-type="float">
            <text:p>-100</text:p>
          </table:table-cell>
        </table:table-row>
        <table:table-row table:style-name="ro1">
          <table:table-cell table:style-name="ce3" office:value-type="string" calcext:value-type="string">
            <text:p>20kroC100.tsp</text:p>
          </table:table-cell>
          <table:table-cell table:style-name="ce7" office:value-type="float" office:value="20749" calcext:value-type="float">
            <text:p>20749</text:p>
          </table:table-cell>
          <table:table-cell table:style-name="ce7" office:value-type="float" office:value="21343" calcext:value-type="float">
            <text:p>21343</text:p>
          </table:table-cell>
          <table:table-cell table:style-name="ce7"/>
          <table:table-cell table:style-name="ce10" table:number-columns-repeated="2"/>
          <table:table-cell table:style-name="ce12"/>
          <table:table-cell table:style-name="ce15"/>
          <table:table-cell table:style-name="ce10"/>
          <table:table-cell table:style-name="ce18"/>
          <table:table-cell table:style-name="ce21" table:formula="of:=100*(([.D11]-[.C11])/[.C11])" office:value-type="float" office:value="-100" calcext:value-type="float">
            <text:p>-100</text:p>
          </table:table-cell>
        </table:table-row>
        <table:table-row table:style-name="ro1">
          <table:table-cell table:style-name="ce3" office:value-type="string" calcext:value-type="string">
            <text:p>25eil101.tsp</text:p>
          </table:table-cell>
          <table:table-cell table:style-name="ce7" office:value-type="float" office:value="629" calcext:value-type="float">
            <text:p>629</text:p>
          </table:table-cell>
          <table:table-cell table:style-name="ce7" office:value-type="float" office:value="663" calcext:value-type="float">
            <text:p>663</text:p>
          </table:table-cell>
          <table:table-cell table:style-name="ce7"/>
          <table:table-cell table:style-name="ce10" table:number-columns-repeated="2"/>
          <table:table-cell table:style-name="ce12"/>
          <table:table-cell table:style-name="ce15"/>
          <table:table-cell table:style-name="ce10"/>
          <table:table-cell table:style-name="ce18"/>
          <table:table-cell table:style-name="ce21" table:formula="of:=100*(([.D12]-[.C12])/[.C12])" office:value-type="float" office:value="-100" calcext:value-type="float">
            <text:p>-100</text:p>
          </table:table-cell>
        </table:table-row>
        <table:table-row table:style-name="ro1">
          <table:table-cell table:style-name="ce3" office:value-type="string" calcext:value-type="string">
            <text:p>25lin105.tsp</text:p>
          </table:table-cell>
          <table:table-cell table:style-name="ce7" office:value-type="float" office:value="14379" calcext:value-type="float">
            <text:p>14379</text:p>
          </table:table-cell>
          <table:table-cell table:style-name="ce7" office:value-type="float" office:value="14438" calcext:value-type="float">
            <text:p>14438</text:p>
          </table:table-cell>
          <table:table-cell table:style-name="ce7"/>
          <table:table-cell table:style-name="ce10" table:number-columns-repeated="2"/>
          <table:table-cell table:style-name="ce12"/>
          <table:table-cell table:style-name="ce15"/>
          <table:table-cell table:style-name="ce10"/>
          <table:table-cell table:style-name="ce18"/>
          <table:table-cell table:style-name="ce21" table:formula="of:=100*(([.D13]-[.C13])/[.C13])" office:value-type="float" office:value="-100" calcext:value-type="float">
            <text:p>-100</text:p>
          </table:table-cell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5" loext:min-decimal-places="5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 style:data-style-name="N2" text:time-value="23:57:22.801431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5</meta:editing-cycles>
    <meta:editing-duration>PT5H17M7S</meta:editing-duration>
    <meta:generator>LibreOffice/5.1.6.2$Linux_X86_64 LibreOffice_project/10m0$Build-2</meta:generator>
    <dc:date>2018-10-30T01:04:49.962434230</dc:date>
    <meta:document-statistic meta:table-count="2" meta:cell-count="257" meta:object-count="0"/>
  </office:meta>
</office:document-meta>
</file>